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8d4d3" officeooo:paragraph-rsid="0018d4d3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8d4d3" officeooo:paragraph-rsid="0018d4d3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311cf8" officeooo:paragraph-rsid="00311cf8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rsid="001f17fc" officeooo:paragraph-rsid="001f17fc"/>
    </style:style>
    <style:style style:name="P5" style:family="paragraph" style:parent-style-name="Standard">
      <style:paragraph-properties fo:text-align="justify" style:justify-single-word="false"/>
      <style:text-properties officeooo:rsid="002035e5" officeooo:paragraph-rsid="002035e5"/>
    </style:style>
    <style:style style:name="P6" style:family="paragraph" style:parent-style-name="Standard">
      <style:paragraph-properties fo:text-align="center" style:justify-single-word="false"/>
      <style:text-properties officeooo:rsid="002035e5" officeooo:paragraph-rsid="002035e5"/>
    </style:style>
    <style:style style:name="P7" style:family="paragraph" style:parent-style-name="Standard">
      <style:paragraph-properties fo:text-align="justify" style:justify-single-word="false"/>
      <style:text-properties fo:font-style="italic" officeooo:rsid="0021f077" officeooo:paragraph-rsid="0021f077" style:font-style-asian="italic" style:font-style-complex="italic"/>
    </style:style>
    <style:style style:name="P8" style:family="paragraph" style:parent-style-name="Standard">
      <style:paragraph-properties fo:text-align="justify" style:justify-single-word="false"/>
      <style:text-properties fo:font-style="italic" officeooo:rsid="00238e15" officeooo:paragraph-rsid="00238e15" style:font-style-asian="italic" style:font-style-complex="italic"/>
    </style:style>
    <style:style style:name="P9" style:family="paragraph" style:parent-style-name="Standard">
      <style:paragraph-properties fo:text-align="justify" style:justify-single-word="false"/>
      <style:text-properties fo:font-style="italic" officeooo:rsid="00238e15" officeooo:paragraph-rsid="00241b00" style:font-style-asian="italic" style:font-style-complex="italic"/>
    </style:style>
    <style:style style:name="P10" style:family="paragraph" style:parent-style-name="Standard">
      <style:paragraph-properties fo:text-align="justify" style:justify-single-word="false"/>
      <style:text-properties fo:font-style="italic" officeooo:rsid="0025b39b" officeooo:paragraph-rsid="0025b39b" fo:background-color="#ffff99" style:font-style-asian="italic" style:font-style-complex="italic"/>
    </style:style>
    <style:style style:name="P11" style:family="paragraph" style:parent-style-name="Standard">
      <style:paragraph-properties fo:text-align="justify" style:justify-single-word="false"/>
      <style:text-properties officeooo:rsid="00241b00" officeooo:paragraph-rsid="00241b00"/>
    </style:style>
    <style:style style:name="P12" style:family="paragraph" style:parent-style-name="Standard">
      <style:paragraph-properties fo:text-align="justify" style:justify-single-word="false"/>
      <style:text-properties officeooo:rsid="0024f1ac" officeooo:paragraph-rsid="0024f1ac"/>
    </style:style>
    <style:style style:name="P13" style:family="paragraph" style:parent-style-name="Standard">
      <style:paragraph-properties fo:text-align="justify" style:justify-single-word="false"/>
      <style:text-properties officeooo:rsid="00263472" officeooo:paragraph-rsid="00263472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263472" officeooo:paragraph-rsid="00263472"/>
    </style:style>
    <style:style style:name="P15" style:family="paragraph" style:parent-style-name="Standard">
      <style:paragraph-properties fo:text-align="justify" style:justify-single-word="false"/>
      <style:text-properties officeooo:rsid="0029b63e" officeooo:paragraph-rsid="0029b63e"/>
    </style:style>
    <style:style style:name="P16" style:family="paragraph" style:parent-style-name="Standard">
      <style:paragraph-properties fo:text-align="justify" style:justify-single-word="false"/>
      <style:text-properties officeooo:rsid="002bb298" officeooo:paragraph-rsid="002bb298"/>
    </style:style>
    <style:style style:name="P17" style:family="paragraph" style:parent-style-name="Standard">
      <style:paragraph-properties fo:text-align="justify" style:justify-single-word="false"/>
      <style:text-properties officeooo:rsid="002f8a79" officeooo:paragraph-rsid="002f8a79"/>
    </style:style>
    <style:style style:name="P18" style:family="paragraph" style:parent-style-name="Standard">
      <style:paragraph-properties fo:text-align="justify" style:justify-single-word="false"/>
      <style:text-properties officeooo:rsid="00311cf8" officeooo:paragraph-rsid="00311cf8"/>
    </style:style>
    <style:style style:name="P19" style:family="paragraph" style:parent-style-name="Standard">
      <style:paragraph-properties fo:text-align="justify" style:justify-single-word="false"/>
      <style:text-properties fo:font-size="11pt" fo:font-style="italic" officeooo:rsid="00311cf8" officeooo:paragraph-rsid="00311cf8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justify" style:justify-single-word="false"/>
      <style:text-properties fo:font-size="11pt" fo:font-style="italic" fo:font-weight="normal" officeooo:rsid="003a697d" officeooo:paragraph-rsid="003a697d" fo:background-color="#ffff99" style:font-size-asian="11pt" style:font-style-asian="italic" style:font-weight-asian="normal" style:font-size-complex="11pt" style:font-style-complex="italic" style:font-weight-complex="normal"/>
    </style:style>
    <style:style style:name="P21" style:family="paragraph" style:parent-style-name="Standard">
      <style:paragraph-properties fo:text-align="justify" style:justify-single-word="false"/>
      <style:text-properties officeooo:rsid="0031a2fc" officeooo:paragraph-rsid="0031a2fc"/>
    </style:style>
    <style:style style:name="P22" style:family="paragraph" style:parent-style-name="Standard">
      <style:paragraph-properties fo:text-align="justify" style:justify-single-word="false"/>
      <style:text-properties officeooo:rsid="0032fa1c" officeooo:paragraph-rsid="0032fa1c"/>
    </style:style>
    <style:style style:name="P23" style:family="paragraph" style:parent-style-name="Standard" style:list-style-name="L2">
      <style:paragraph-properties fo:text-align="justify" style:justify-single-word="false"/>
      <style:text-properties officeooo:rsid="0032fa1c" officeooo:paragraph-rsid="0032fa1c"/>
    </style:style>
    <style:style style:name="P24" style:family="paragraph" style:parent-style-name="Standard" style:list-style-name="L3">
      <style:paragraph-properties fo:text-align="justify" style:justify-single-word="false"/>
      <style:text-properties officeooo:rsid="0032fa1c" officeooo:paragraph-rsid="0032fa1c"/>
    </style:style>
    <style:style style:name="P25" style:family="paragraph" style:parent-style-name="Standard" style:list-style-name="L3">
      <style:paragraph-properties fo:text-align="justify" style:justify-single-word="false"/>
      <style:text-properties officeooo:rsid="0032fa1c" officeooo:paragraph-rsid="0033c544"/>
    </style:style>
    <style:style style:name="P26" style:family="paragraph" style:parent-style-name="Standard" style:list-style-name="L3">
      <style:paragraph-properties fo:text-align="justify" style:justify-single-word="false"/>
      <style:text-properties officeooo:rsid="003364d4" officeooo:paragraph-rsid="003364d4"/>
    </style:style>
    <style:style style:name="P27" style:family="paragraph" style:parent-style-name="Standard" style:list-style-name="L3">
      <style:paragraph-properties fo:text-align="justify" style:justify-single-word="false"/>
      <style:text-properties officeooo:rsid="0033c544" officeooo:paragraph-rsid="0033c544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3364d4" officeooo:paragraph-rsid="0034645f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3a697d" officeooo:paragraph-rsid="003a697d" style:font-weight-asian="normal" style:font-weight-complex="normal"/>
    </style:style>
    <style:style style:name="T1" style:family="text">
      <style:text-properties officeooo:rsid="001a7798"/>
    </style:style>
    <style:style style:name="T2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38e15" style:font-style-asian="normal" style:font-style-complex="normal"/>
    </style:style>
    <style:style style:name="T5" style:family="text">
      <style:text-properties fo:font-style="normal" officeooo:rsid="00241b00" style:font-style-asian="normal" style:font-style-complex="normal"/>
    </style:style>
    <style:style style:name="T6" style:family="text">
      <style:text-properties fo:font-style="normal" officeooo:rsid="00248910" style:font-style-asian="normal" style:font-style-complex="normal"/>
    </style:style>
    <style:style style:name="T7" style:family="text">
      <style:text-properties fo:font-style="normal" officeooo:rsid="0025b39b" style:font-style-asian="normal" style:font-style-complex="normal"/>
    </style:style>
    <style:style style:name="T8" style:family="text">
      <style:text-properties fo:font-style="normal" officeooo:rsid="002c4175" style:font-style-asian="normal" style:font-style-complex="normal"/>
    </style:style>
    <style:style style:name="T9" style:family="text">
      <style:text-properties fo:font-style="normal" officeooo:rsid="002dc371" style:font-style-asian="normal" style:font-style-complex="normal"/>
    </style:style>
    <style:style style:name="T10" style:family="text">
      <style:text-properties fo:font-style="normal" officeooo:rsid="0032cb23" style:font-style-asian="normal" style:font-style-complex="normal"/>
    </style:style>
    <style:style style:name="T11" style:family="text">
      <style:text-properties fo:font-style="normal" officeooo:rsid="0033c544" style:font-style-asian="normal" style:font-style-complex="normal"/>
    </style:style>
    <style:style style:name="T12" style:family="text">
      <style:text-properties fo:font-style="normal" officeooo:rsid="0034645f" style:font-style-asian="normal" style:font-style-complex="normal"/>
    </style:style>
    <style:style style:name="T13" style:family="text">
      <style:text-properties fo:font-style="normal" officeooo:rsid="00399433" style:font-style-asian="normal" style:font-style-complex="normal"/>
    </style:style>
    <style:style style:name="T14" style:family="text">
      <style:text-properties fo:font-style="normal" officeooo:rsid="003aeb60" style:font-style-asian="normal" style:font-style-complex="normal"/>
    </style:style>
    <style:style style:name="T15" style:family="text">
      <style:text-properties fo:font-style="normal" officeooo:rsid="003bd09e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33c544" style:font-style-asian="normal" style:font-weight-asian="bold" style:font-style-complex="normal" style:font-weight-complex="bold"/>
    </style:style>
    <style:style style:name="T1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3bd09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lan du cours</text:p>
      <text:p text:style-name="P1"/>
      <text:p text:style-name="P1">1. Travail sur les manuscrits, transcription des sources (dégâts matériels, suppressions, ratures, abréviations…)</text:p>
      <text:p text:style-name="P1">2. Notices de manuscrits : module msDesc</text:p>
      <text:p text:style-name="P1">3. Edition critique et d’apparat : signalement des variantes</text:p>
      <text:p text:style-name="P1">4. Adaptation et mise en œuvre TEI : schéma, DTD =&gt; création personnalisation, langage ODD, <text:span text:style-name="T1">validation des documents (Roma TEI par exemple), schéma (schematron, relaxNG)</text:span></text:p>
      <text:p text:style-name="P1"/>
      <text:p text:style-name="P4">Évaluation : encodage XML TEI du document et une publication (transformation en XLST) =&gt; plusieurs sujets : médiéval ou contemp / littéraire ou documentaire.</text:p>
      <text:p text:style-name="P4"/>
      <text:p text:style-name="P5">Articles :</text:p>
      <text:p text:style-name="P5">OHCO (Ordered Hierarchies of Content Objetcts)</text:p>
      <text:p text:style-name="P5"/>
      <text:p text:style-name="P6"><text:span text:style-name="T2">La TEI et les manuscrits</text:span></text:p>
      <text:p text:style-name="P5"/>
      <text:p text:style-name="P7">Le Roland<text:span text:style-name="T3"> d’Oxfort : manuscrit dans une écriture pré-gothique, petit format et peu luxueux. Plus ancien témoin conservé de chanson de geste. Origine anglo-normande, peu de comparaison possible. Datation : c. 1130-1140. Version « archaïque » du texte (fin XIe). </text:span></text:p>
      <text:p text:style-name="P7"><text:span text:style-name="T3"/></text:p>
      <text:p text:style-name="P7"><text:span text:style-name="T3">Comment donner une édition qui représente un certain nb de faits pour les paléographes et linguistes. Représentation graphique : abréviations, ponctuation ancienne… tout en cherchant à donner en // une version de lecture en texte </text:span><text:span text:style-name="T4">(version modernisée du texte). Faire une description du manuscrit dans une notice.</text:span></text:p>
      <text:p text:style-name="P7"><text:span text:style-name="T4"/></text:p>
      <text:p text:style-name="P8"><text:span text:style-name="T3">Représentation des sources primaires :</text:span></text:p>
      <text:p text:style-name="P8"><text:span text:style-name="T3">- lien </text:span><text:span text:style-name="T5">fac-similé</text:span><text:span text:style-name="T3"> et transcription : lien entre la transcription et sa représentation photo</text:span></text:p>
      <text:p text:style-name="P8"><text:span text:style-name="T3">- formalisation d’une transcription automatique</text:span></text:p>
      <text:p text:style-name="P8"><text:span text:style-name="T3"/></text:p>
      <text:p text:style-name="P9"><text:span text:style-name="T5">Édition</text:span><text:span text:style-name="T3"> à visée paléographique : </text:span><text:span text:style-name="T6">r</text:span><text:span text:style-name="T5">eprésentation graphique qui donne des analyses traditionnelles et computationnelles (analyse emploi de la ponctuation, abréviation...)</text:span></text:p>
      <text:p text:style-name="P11"><text:span text:style-name="T3">Édition à visée allo</text:span><text:span text:style-name="T6">g</text:span><text:span text:style-name="T3">raphétique : enregistrement des variantes de formes des signes </text:span><text:span text:style-name="T6">(allographes)</text:span></text:p>
      <text:p text:style-name="P12"><text:span text:style-name="T6">=</text:span><text:span text:style-name="T3">&gt; intérêt : méthode d’identification de mise en page, reconnaissance optique des caractères (HTR), </text:span><text:span text:style-name="T7">méthode alignement.</text:span></text:p>
      <text:p text:style-name="P10">Coef article : Robinson et Solopova</text:p>
      <text:p text:style-name="P10"/>
      <text:p text:style-name="P13"><text:span text:style-name="T3">Installation de fontes :</text:span></text:p>
      <text:list xml:id="list2642855488400019499" text:style-name="L1">
        <text:list-item>
          <text:p text:style-name="P14"><text:span text:style-name="T3">MUFI : œuvre pour la création de caractères Unicode répondant aux besoins des médiévistes</text:span></text:p>
        </text:list-item>
        <text:list-item>
          <text:p text:style-name="P14"><text:span text:style-name="T3">Junicode / Palemonas : représentation des caractères particuliers (tilde par ex)</text:span></text:p>
        </text:list-item>
      </text:list>
      <text:p text:style-name="P13"><text:span text:style-name="T3"/></text:p>
      <text:p text:style-name="P15"><text:span text:style-name="T3">TD : sous-dossier </text:span><text:span text:style-name="T18">ocropy</text:span></text:p>
      <text:p text:style-name="P15"><text:span text:style-name="T3">vers : &lt; l &gt;(peut donner un type)</text:span></text:p>
      <text:p text:style-name="P15"><text:span text:style-name="T3">strophe : &lt; lg </text:span><text:span text:style-name="T9">type=laisse</text:span><text:span text:style-name="T3">&gt;</text:span></text:p>
      <text:p text:style-name="P16"><text:span text:style-name="T3">page : &lt;pb&gt;</text:span></text:p>
      <text:p text:style-name="P16"><text:span text:style-name="T3">&lt;lb&gt; : ligne begginning</text:span></text:p>
      <text:p text:style-name="P17"><text:span text:style-name="T3">&lt;q&gt; : discours indirect</text:span></text:p>
      <text:p text:style-name="P16"><text:span text:style-name="T3">traitement des lettrines</text:span></text:p>
      <text:p text:style-name="P16"><text:span text:style-name="T3"/></text:p>
      <text:p text:style-name="P16"><text:span text:style-name="T3">mentions responsabilités</text:span></text:p>
      <text:p text:style-name="P16"><text:span text:style-name="T3">mentions publication</text:span></text:p>
      <text:p text:style-name="P16"><text:span text:style-name="T3">description source : ms</text:span><text:span text:style-name="T8">D</text:span><text:span text:style-name="T3">esc (manuscrit du </text:span><text:span text:style-name="T20">Roland</text:span><text:span text:style-name="T3"> d’Oxford) avec les éléments de cote</text:span><text:span text:style-name="T8">s.</text:span></text:p>
      <text:p text:style-name="P3"><text:soft-page-break/><text:span text:style-name="T8">C</text:span><text:span text:style-name="T3">orrespondance fac-similé et transcription</text:span></text:p>
      <text:p text:style-name="P19">Coef theleme</text:p>
      <text:p text:style-name="P18"><text:span text:style-name="T3"/></text:p>
      <text:p text:style-name="P18"><text:span text:style-name="T3">Le </text:span><text:span text:style-name="T20">Didascalicon </text:span><text:span text:style-name="T3">d’Hugues de Saint-Victor : passage de la souris sur l’image qui permet d’avoir un aperçu de la transcription.</text:span></text:p>
      <text:p text:style-name="P21"><text:span text:style-name="T3">Fac-similé </text:span><text:span text:style-name="T10">interactif</text:span></text:p>
      <text:p text:style-name="P21"><text:span text:style-name="T3"/></text:p>
      <text:p text:style-name="P22"><text:span text:style-name="T3">Deux opérations : </text:span></text:p>
      <text:list xml:id="list5159463504419814032" text:style-name="L2">
        <text:list-item>
          <text:p text:style-name="P23"><text:span text:style-name="T3">définir une zone de texte et une zone d’image</text:span></text:p>
        </text:list-item>
        <text:list-item>
          <text:p text:style-name="P23"><text:span text:style-name="T3">mise en correspondance</text:span></text:p>
        </text:list-item>
      </text:list>
      <text:p text:style-name="P22"><text:span text:style-name="T3"/></text:p>
      <text:p text:style-name="P22"><text:span text:style-name="T3">Élément &lt;facsimile/&gt; : entre le &lt;teiHeader&gt; et &lt;text&gt; =&gt; une autre représentation du document qui ets le fac-similé.</text:span></text:p>
      <text:list xml:id="list2846576827115049063" text:style-name="L3">
        <text:list-item>
          <text:p text:style-name="P27"><text:span text:style-name="T11">Éléments</text:span></text:p>
          <text:p text:style-name="P25"><text:span text:style-name="T3">&lt;surface/&gt; : surface du document, la page. Possibilité de les regrouper &lt;surfaceGrp/&gt;. À l’intérieur : pointer vers l’image &lt;graphic&gt; et des éléments &lt;zone/&gt; qui délimitent l’image.</text:span></text:p>
        </text:list-item>
        <text:list-item>
          <text:p text:style-name="P24"><text:span text:style-name="T3">Attributs</text:span></text:p>
          <text:p text:style-name="P24"><text:span text:style-name="T3">att.coordinated : 2 cas</text:span></text:p>
          <text:list>
            <text:list-item>
              <text:p text:style-name="P24"><text:span text:style-name="T3">zone est rectangulaire : besoin de 2 points pour délimiter la zone =&gt; définition des coordonnées de ces 2 points-là :</text:span></text:p>
              <text:p text:style-name="P27"><text:span text:style-name="T19">@ulx</text:span><text:span text:style-name="T3"> (upper left x), abscisse du coin supérieur gauche (ex. 5)</text:span></text:p>
              <text:p text:style-name="P27"><text:span text:style-name="T16">@uly</text:span><text:span text:style-name="T3"> (upper left y), ordonnée du coin supérieur gauche (ex. 140)</text:span></text:p>
              <text:p text:style-name="P27"><text:span text:style-name="T16">@lrx</text:span><text:span text:style-name="T3"> (lower right x), abscisse du coin inférieur droit</text:span></text:p>
              <text:p text:style-name="P27"><text:span text:style-name="T16">@lry</text:span><text:span text:style-name="T3"> (lower right y), ordonnée du coin inférieur droit</text:span></text:p>
            </text:list-item>
            <text:list-item>
              <text:p text:style-name="P26"><text:span text:style-name="T3">zone non rectangulaire : </text:span><text:span text:style-name="T17">@point</text:span></text:p>
            </text:list-item>
          </text:list>
        </text:list-item>
      </text:list>
      <text:p text:style-name="P28"><text:span text:style-name="T11"><text:tab/></text:span><text:span text:style-name="T12">coordonnées : généralement exprimées en pixel. Elles sont facilement obtenues avec un <text:tab/>logiciel de retouche d'image, comme Gimp ou de manière </text:span><text:span text:style-name="T13">p</text:span><text:span text:style-name="T12">lus automatisée, par un <text:tab/>algorithme d’analyse d’image.</text:span></text:p>
      <text:p text:style-name="P28"><text:span text:style-name="T12"/></text:p>
      <text:p text:style-name="P29"><text:span text:style-name="T12">C</text:span><text:span text:style-name="T3">lasse d’attribut s’ajoutant au attributs globaux : portés par les éléments qui renvoient à la description matérielle. </text:span></text:p>
      <text:p text:style-name="P29"><text:span text:style-name="T16">att.global.facs</text:span><text:span text:style-name="T3"> « attributs utilisables pour les éléments correspondant à tout ou partie d'une image,</text:span></text:p>
      <text:p text:style-name="P29"><text:span text:style-name="T3">parce qu'ils contiennent une représentation alternative de cette image, généralement mais pas nécessairement, une transcription »</text:span></text:p>
      <text:p text:style-name="P29"><text:span text:style-name="T3">Il y a une certaine logique à faire porter l'attribut @facs, renvoyant à des portions du fac-simil</text:span><text:span text:style-name="T14">é</text:span><text:span text:style-name="T3">, à des éléments renvoyant à la structure physique du ms. ou à la représentation matérielle du texte, à savoir :</text:span></text:p>
      <text:p text:style-name="P29"><text:span text:style-name="T3">&lt;lb/&gt; (début de ligne)</text:span></text:p>
      <text:p text:style-name="P29"><text:span text:style-name="T3">&lt;cb/&gt; (début de colonne)</text:span></text:p>
      <text:p text:style-name="P29"><text:span text:style-name="T3">&lt;pb/&gt; (début de page)</text:span></text:p>
      <text:p text:style-name="P29"><text:span text:style-name="T3">&lt;gb/&gt; (début de cahier)</text:span></text:p>
      <text:p text:style-name="P29"><text:span text:style-name="T3">&lt;milestone/&gt; (début de quelque chose)</text:span></text:p>
      <text:p text:style-name="P20"><text:span text:style-name="T21">Coef </text:span>Guidelines, « 3.10.3 Milestone Elements »</text:p>
      <text:p text:style-name="P29"><text:span text:style-name="T3">mais on peut également utiliser selon les besoins tout type d'élément, ou créer des segments arbitraires (avec &lt;seg&gt; par exemple : </text:span><text:span text:style-name="T14">délimite un segment du document</text:span><text:span text:style-name="T3">)</text:span></text:p>
      <text:p text:style-name="P29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09:02:20.111521475</meta:creation-date>
    <meta:generator>LibreOffice/5.1.6.2$Linux_X86_64 LibreOffice_project/10m0$Build-2</meta:generator>
    <dc:date>2017-11-29T10:55:51.486583364</dc:date>
    <meta:editing-duration>PT1H43M12S</meta:editing-duration>
    <meta:editing-cycles>33</meta:editing-cycles>
    <meta:document-statistic meta:table-count="0" meta:image-count="0" meta:object-count="0" meta:page-count="2" meta:paragraph-count="61" meta:word-count="676" meta:character-count="4400" meta:non-whitespace-character-count="3793"/>
  </office:meta>
</office:document-meta>
</file>